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800000013EB7ECC0A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>
      <style:paragraph-properties fo:text-align="center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000000" draw:marker-start-width="0.1701in" draw:marker-end-width="0.1701in" draw:textarea-horizontal-align="center" draw:textarea-vertical-align="middle" fo:padding-top="0.0098in" fo:padding-bottom="0.0098in" fo:padding-left="0.0098in" fo:padding-right="0.0098in" style:run-through="foreground"/>
    </style:style>
    <style:style style:name="gr3" style:family="graphic">
      <style:graphic-properties draw:stroke="dash" draw:stroke-dash="Ultrafine_20_Dashed" svg:stroke-width="0.0201in" svg:stroke-color="#000000" draw:marker-start-width="0.1701in" draw:marker-end-width="0.1701in" draw:textarea-horizontal-align="center" draw:textarea-vertical-align="middle" fo:padding-top="0.0098in" fo:padding-bottom="0.0098in" fo:padding-left="0.0098in" fo:padding-right="0.0098in" style:run-through="foreground"/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27" style:data-style-name="N0">27</text:variable-set>: Concave and Convex Lenses</text:p>
      <text:p text:style-name="P2"/>
      <text:list xml:id="list466513453" text:style-name="L1">
        <text:list-item>
          <text:p text:style-name="P3"><text:s/>In the space below, complete a Venn Diagram that compares and contrasts concave and convex lenses. <text:s/>You must use at least 10 terms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232172607" text:continue-numbering="true" text:style-name="L1">
        <text:list-item>
          <text:p text:style-name="P3">A lens has a focal length of 2 cm. <text:s/>A 1 cm-high object is placed 4 cm to the left of the lens. <text:s/>Use Ray-tracing and the lens equation to determine where the image appears.</text:p>
        </text:list-item>
      </text:list>
      <text:p text:style-name="P2"/>
      <text:p text:style-name="P2"><draw:g text:anchor-type="paragraph" draw:z-index="2" draw:style-name="gr1"><draw:line draw:style-name="gr2" draw:text-style-name="P5" svg:x1="0.0417in" svg:y1="0.8315in" svg:x2="6.9583in" svg:y2="0.8315in"><text:p/></draw:line><draw:line draw:style-name="gr3" draw:text-style-name="P5" svg:x1="3.511in" svg:y1="0.1555in" svg:x2="3.511in" svg:y2="1.5075in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611988404" text:continue-numbering="true" text:style-name="L1">
        <text:list-item>
          <text:p text:style-name="P3">A lens has a focal length of 5 cm. <text:s/>A 2 cm-high object is placed 3 cm to the left of the lens. <text:s/>Use Ray-tracing and the lens equation to determine where the image appears.</text:p>
        </text:list-item>
      </text:list>
      <text:p text:style-name="P2"/>
      <text:p text:style-name="P2"/>
      <text:p text:style-name="P2"><draw:g text:anchor-type="paragraph" draw:z-index="3" draw:style-name="gr1"><draw:line draw:style-name="gr2" draw:text-style-name="P5" svg:x1="0.0417in" svg:y1="0.8315in" svg:x2="6.9583in" svg:y2="0.8315in"><text:p/></draw:line><draw:line draw:style-name="gr3" draw:text-style-name="P5" svg:x1="3.511in" svg:y1="0.1555in" svg:x2="3.511in" svg:y2="1.5075in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298071890" text:continue-numbering="true" text:style-name="L1">
        <text:list-item>
          <text:p text:style-name="P3"><text:soft-page-break/>A lens has a focal length of -1 cm. <text:s/>A 1 cm-high object is placed 5 cm to the left of the lens. <text:s/>Use Ray-tracing and the lens equation to determine where the image appears.</text:p>
        </text:list-item>
      </text:list>
      <text:p text:style-name="P2"/>
      <text:p text:style-name="P2"><draw:g text:anchor-type="paragraph" draw:z-index="4" draw:style-name="gr1"><draw:line draw:style-name="gr2" draw:text-style-name="P5" svg:x1="0.0417in" svg:y1="0.8315in" svg:x2="6.9583in" svg:y2="0.8315in"><text:p/></draw:line><draw:line draw:style-name="gr3" draw:text-style-name="P5" svg:x1="3.511in" svg:y1="0.1555in" svg:x2="3.511in" svg:y2="1.5075in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020295927" text:continue-numbering="true" text:style-name="L1">
        <text:list-item>
          <text:p text:style-name="P3">A lens has a focal length of -4 cm. <text:s/>A 2 cm-high object is placed 3 cm to the left of the lens. <text:s/>Use Ray-tracing and the lens equation to determine where the image appears.</text:p>
        </text:list-item>
      </text:list>
      <text:p text:style-name="P2"/>
      <text:p text:style-name="P2"/>
      <text:p text:style-name="P2"><draw:g text:anchor-type="paragraph" draw:z-index="5" draw:style-name="gr1"><draw:line draw:style-name="gr2" draw:text-style-name="P5" svg:x1="0.0417in" svg:y1="0.8315in" svg:x2="6.9583in" svg:y2="0.8315in"><text:p/></draw:line><draw:line draw:style-name="gr3" draw:text-style-name="P5" svg:x1="3.511in" svg:y1="0.1555in" svg:x2="3.511in" svg:y2="1.5075in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994925009" text:continue-numbering="true" text:style-name="L1">
        <text:list-item>
          <text:p text:style-name="P3">A lens has a focal length of 2.5 cm. <text:s/>A 2 cm-high object is placed <text:s/>6 cm to the left of the lens. <text:s/>Use Ray-tracing and the lens equation to determine where the image appears.</text:p>
        </text:list-item>
      </text:list>
      <text:p text:style-name="P2"/>
      <text:p text:style-name="P2"><draw:g text:anchor-type="paragraph" draw:z-index="6" draw:style-name="gr1"><draw:line draw:style-name="gr2" draw:text-style-name="P5" svg:x1="0.0417in" svg:y1="0.8315in" svg:x2="6.9583in" svg:y2="0.8315in"><text:p/></draw:line><draw:line draw:style-name="gr3" draw:text-style-name="P5" svg:x1="3.511in" svg:y1="0.1555in" svg:x2="3.511in" svg:y2="1.5075in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252in" svg:y="-0.2827in" svg:width="0.6in" svg:height="0.6in" draw:z-index="1"><draw:image xlink:href="Pictures/10000201000001800000013EB7ECC0AF.png" xlink:type="simple" xlink:show="embed" xlink:actuate="onLoad"/></draw:frame> <text:s text:c="11"/>Name:<text:tab/><text:tab/><text:date style:data-style-name="N37" text:date-value="2013-05-13T06:57:58" text:fixed="true" text:date-adjust="PT24H00M00S">05/14/13</text:date></text:p>
      </style:header>
      <style:footer>
        <text:p text:style-name="Footer">4th Nine Weeks<text:tab/><text:page-number text:select-page="current">2</text:page-number>/<text:page-count>2</text:page-count><text:tab/>Assignment <text:variable-get text:name="Assignment" style:data-style-name="N0">27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06:57:59</meta:creation-date>
    <meta:editing-duration>P0D</meta:editing-duration>
    <meta:editing-cycles>2</meta:editing-cycles>
    <meta:generator>LibreOffice/3.5$Linux_X86_64 LibreOffice_project/350m1$Build-3</meta:generator>
    <meta:initial-creator>Jonas Williamson</meta:initial-creator>
    <meta:printed-by>Jonas Williamson</meta:printed-by>
    <meta:print-date>2013-05-13T06:58:30</meta:print-date>
    <dc:date>2013-05-13T06:59:46</dc:date>
    <dc:creator>Jonas Williamson</dc:creator>
    <meta:document-statistic meta:table-count="0" meta:image-count="1" meta:object-count="0" meta:page-count="2" meta:paragraph-count="9" meta:word-count="218" meta:character-count="1104" meta:non-whitespace-character-count="875"/>
  </office:meta>
</office:document-meta>
</file>